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9547in"/>
    </style:style>
    <style:style style:name="co5" style:family="table-column">
      <style:table-column-properties fo:break-before="auto" style:column-width="0.4654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done?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fficulty rank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log(hour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ow decoration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LOG([.E2];2)" office:value-type="float" office:value="1" calcext:value-type="float">
            <text:p>1</text:p>
          </table:table-cell>
          <table:table-cell table:formula="of:=POWER(2; INTERCEPT([.$F$2:.$F$3];[.$D$2:.$D$3]) + SLOPE([.$F$2:.$F$3];[.$D$2:.$D$3])*[.D2])" office:value-type="float" office:value="2" calcext:value-type="float">
            <text:p>2</text:p>
          </table:table-cell>
          <table:table-cell table:formula="of:=INTERCEPT([.F2:.F3];[.D2:.D3])" office:value-type="float" office:value="-0.333333333333333" calcext:value-type="float">
            <text:p>-0.333333333333333</text:p>
          </table:table-cell>
        </table:table-row>
        <table:table-row table:style-name="ro1">
          <table:table-cell office:value-type="string" calcext:value-type="string">
            <text:p>arrow offset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LOG([.E3];2)" office:value-type="float" office:value="3" calcext:value-type="float">
            <text:p>3</text:p>
          </table:table-cell>
          <table:table-cell table:formula="of:=POWER(2; INTERCEPT([.$F$2:.$F$3];[.$D$2:.$D$3]) + SLOPE([.$F$2:.$F$3];[.$D$2:.$D$3])*[.D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dit existing arrow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POWER(2; INTERCEPT([.$F$2:.$F$3];[.$D$2:.$D$3]) + SLOPE([.$F$2:.$F$3];[.$D$2:.$D$3])*[.D4])" office:value-type="float" office:value="12.6992084157456" calcext:value-type="float">
            <text:p>12.6992084157456</text:p>
          </table:table-cell>
          <table:table-cell/>
        </table:table-row>
        <table:table-row table:style-name="ro1">
          <table:table-cell office:value-type="string" calcext:value-type="string">
            <text:p>import/expor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POWER(2; INTERCEPT([.$F$2:.$F$3];[.$D$2:.$D$3]) + SLOPE([.$F$2:.$F$3];[.$D$2:.$D$3])*[.D5])" office:value-type="float" office:value="3.1748021039364" calcext:value-type="float">
            <text:p>3.1748021039364</text:p>
          </table:table-cell>
          <table:table-cell/>
        </table:table-row>
        <table:table-row table:style-name="ro1">
          <table:table-cell office:value-type="string" calcext:value-type="string">
            <text:p>undo/redo mv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POWER(2; INTERCEPT([.$F$2:.$F$3];[.$D$2:.$D$3]) + SLOPE([.$F$2:.$F$3];[.$D$2:.$D$3])*[.D6])" office:value-type="float" office:value="20.158736798318" calcext:value-type="float">
            <text:p>20.158736798318</text:p>
          </table:table-cell>
          <table:table-cell/>
        </table:table-row>
        <table:table-row table:style-name="ro1">
          <table:table-cell office:value-type="string" calcext:value-type="string">
            <text:p>arrow label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POWER(2; INTERCEPT([.$F$2:.$F$3];[.$D$2:.$D$3]) + SLOPE([.$F$2:.$F$3];[.$D$2:.$D$3])*[.D7])" office:value-type="float" office:value="1.25992104989487" calcext:value-type="float">
            <text:p>1.25992104989487</text:p>
          </table:table-cell>
          <table:table-cell/>
        </table:table-row>
        <table:table-row table:style-name="ro1">
          <table:table-cell office:value-type="string" calcext:value-type="string">
            <text:p>functor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POWER(2; INTERCEPT([.$F$2:.$F$3];[.$D$2:.$D$3]) + SLOPE([.$F$2:.$F$3];[.$D$2:.$D$3])*[.D8])" office:value-type="float" office:value="5.03968419957949" calcext:value-type="float">
            <text:p>5.03968419957949</text:p>
          </table:table-cell>
          <table:table-cell/>
        </table:table-row>
        <table:table-row table:style-name="ro1">
          <table:table-cell table:number-columns-repeated="6"/>
          <table:table-cell table:formula="of:=SUM([.G2:.G8])" office:value-type="float" office:value="52.3323525674743" calcext:value-type="float">
            <text:p>52.3323525674743</text:p>
          </table:table-cell>
          <table:table-cell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D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08:33:34.263456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08:33:39.160450160</meta:creation-date>
    <meta:editing-duration>PT18M41S</meta:editing-duration>
    <meta:editing-cycles>2</meta:editing-cycles>
    <meta:generator>LibreOffice/6.4.7.2$Linux_X86_64 LibreOffice_project/40$Build-2</meta:generator>
    <dc:date>2021-07-24T09:12:36.324802551</dc:date>
    <meta:document-statistic meta:table-count="1" meta:cell-count="41" meta:object-count="0"/>
  </office:meta>
</office:document-meta>
</file>